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officeooo:rsid="001ea201" officeooo:paragraph-rsid="001ea201"/>
    </style:style>
    <style:style style:name="P2" style:family="paragraph" style:parent-style-name="Standard" style:list-style-name="L1">
      <style:paragraph-properties fo:text-align="justify" style:justify-single-word="false"/>
      <style:text-properties style:font-name="DejaVu Sans" officeooo:rsid="001ea201" officeooo:paragraph-rsid="001ea201"/>
    </style:style>
    <style:style style:name="P3" style:family="paragraph" style:parent-style-name="Standard" style:list-style-name="L1">
      <style:paragraph-properties fo:text-align="justify" style:justify-single-word="false"/>
      <style:text-properties style:font-name="DejaVu Sans" officeooo:rsid="0020109d" officeooo:paragraph-rsid="0020109d"/>
    </style:style>
    <style:style style:name="P4" style:family="paragraph" style:parent-style-name="Standard">
      <style:paragraph-properties fo:text-align="justify" style:justify-single-word="false"/>
      <style:text-properties style:font-name="DejaVu Sans" officeooo:rsid="0020109d" officeooo:paragraph-rsid="0020109d"/>
    </style:style>
    <style:style style:name="P5" style:family="paragraph" style:parent-style-name="Standard" style:list-style-name="L2">
      <style:paragraph-properties fo:text-align="justify" style:justify-single-word="false"/>
      <style:text-properties style:font-name="DejaVu Sans" officeooo:rsid="0020109d" officeooo:paragraph-rsid="0020109d"/>
    </style:style>
    <style:style style:name="P6" style:family="paragraph" style:parent-style-name="Standard" style:list-style-name="L3">
      <style:paragraph-properties fo:text-align="justify" style:justify-single-word="false"/>
      <style:text-properties style:font-name="DejaVu Sans" officeooo:rsid="0020109d" officeooo:paragraph-rsid="0020109d"/>
    </style:style>
    <style:style style:name="P7" style:family="paragraph" style:parent-style-name="Standard">
      <style:paragraph-properties fo:text-align="center" style:justify-single-word="false"/>
      <style:text-properties style:font-name="DejaVu Sans" fo:font-size="14pt" fo:font-weight="bold" officeooo:rsid="001ea201" officeooo:paragraph-rsid="001ea201" style:font-size-asian="14pt" style:font-weight-asian="bold" style:font-size-complex="14pt" style:font-weight-complex="bold"/>
    </style:style>
    <style:style style:name="P8" style:family="paragraph" style:parent-style-name="Standard" style:list-style-name="L3">
      <style:paragraph-properties fo:text-align="justify" style:justify-single-word="false"/>
      <style:text-properties style:font-name="DejaVu Sans" officeooo:rsid="00214c3b" officeooo:paragraph-rsid="00214c3b"/>
    </style:style>
    <style:style style:name="P9" style:family="paragraph" style:parent-style-name="Standard">
      <style:paragraph-properties fo:text-align="justify" style:justify-single-word="false"/>
      <style:text-properties style:font-name="DejaVu Sans" officeooo:rsid="00214c3b" officeooo:paragraph-rsid="00214c3b"/>
    </style:style>
    <style:style style:name="P10" style:family="paragraph" style:parent-style-name="Standard">
      <style:paragraph-properties fo:text-align="justify" style:justify-single-word="false"/>
      <style:text-properties style:font-name="DejaVu Sans" fo:font-weight="bold" officeooo:rsid="001ea201" officeooo:paragraph-rsid="001ea201" style:font-weight-asian="bold" style:font-weight-complex="bold"/>
    </style:style>
    <style:style style:name="P11" style:family="paragraph" style:parent-style-name="Standard">
      <style:paragraph-properties fo:text-align="justify" style:justify-single-word="false"/>
      <style:text-properties style:font-name="DejaVu Sans" fo:font-weight="bold" officeooo:rsid="0020109d" officeooo:paragraph-rsid="0020109d" style:font-weight-asian="bold" style:font-weight-complex="bold"/>
    </style:style>
    <style:style style:name="P12" style:family="paragraph" style:parent-style-name="Standard">
      <style:paragraph-properties fo:text-align="justify" style:justify-single-word="false"/>
      <style:text-properties style:font-name="DejaVu Sans" fo:font-style="normal" fo:font-weight="bold" officeooo:rsid="0020109d" officeooo:paragraph-rsid="0020109d" style:font-style-asian="normal" style:font-weight-asian="bold" style:font-style-complex="normal" style:font-weight-complex="bold"/>
    </style:style>
    <style:style style:name="T1" style:family="text">
      <style:text-properties officeooo:rsid="00214c3b"/>
    </style:style>
    <style:style style:name="T2" style:family="text">
      <style:text-properties fo:font-size="8pt" style:font-size-asian="8pt" style:font-size-complex="8pt"/>
    </style:style>
    <style:style style:name="T3" style:family="text">
      <style:text-properties fo:font-size="8pt" officeooo:rsid="00214c3b" style:font-size-asian="8pt" style:font-size-complex="8pt"/>
    </style:style>
    <style:style style:name="T4" style:family="text">
      <style:text-properties fo:font-size="8pt" officeooo:rsid="0021ca39" style:font-size-asian="8pt" style:font-size-complex="8pt"/>
    </style:style>
    <style:style style:name="T5" style:family="text">
      <style:text-properties fo:font-size="8pt" fo:font-style="italic" officeooo:rsid="00214c3b" style:font-size-asian="8pt" style:font-style-asian="italic" style:font-size-complex="8pt" style:font-style-complex="italic"/>
    </style:style>
    <style:style style:name="T6" style:family="text">
      <style:text-properties fo:font-size="8pt" fo:font-style="normal" officeooo:rsid="00214c3b" style:font-size-asian="8pt" style:font-style-asian="normal" style:font-size-complex="8pt" style:font-style-complex="normal"/>
    </style:style>
    <style:style style:name="T7" style:family="text">
      <style:text-properties fo:font-size="9pt" style:font-size-asian="9pt" style:font-size-complex="9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ACTICA FINAL HTML</text:p>
      <text:p text:style-name="P1"/>
      <text:p text:style-name="P1">El proyecto consiste en <text:s/>realizar una web en la que darás información acerca de un tema que hayas elegido. El primer paso será elegir el contenido que quieres mostrar en ella. Puedes incluir la información organizada por temáticas en diferentes páginas..</text:p>
      <text:p text:style-name="P1"/>
      <text:p text:style-name="P10">Características de debe tener el sitio web realizado:</text:p>
      <text:p text:style-name="P10"/>
      <text:list xml:id="list3859970839" text:style-name="L1">
        <text:list-item>
          <text:p text:style-name="P2">La página debe tener al menos 4 páginas enlazadas entre si</text:p>
        </text:list-item>
        <text:list-item>
          <text:p text:style-name="P2">Se deben utilizar las etiquetas estudiadas: títulos, marcado de texto, párrafos, colores, fuentes, tamaños…</text:p>
        </text:list-item>
        <text:list-item>
          <text:p text:style-name="P2">Al menos en una de las páginas debe existir enlaces a la misma página</text:p>
        </text:list-item>
        <text:list-item>
          <text:p text:style-name="P2">Deben existir enlaces a páginas externas a nuestro sitio web</text:p>
        </text:list-item>
        <text:list-item>
          <text:p text:style-name="P2">Debe existir alguna listar ordenada y no ordenada</text:p>
        </text:list-item>
        <text:list-item>
          <text:p text:style-name="P2">Se deben incluir imágenes</text:p>
        </text:list-item>
        <text:list-item>
          <text:p text:style-name="P2">Debe existir al menos una tabla</text:p>
        </text:list-item>
        <text:list-item>
          <text:p text:style-name="P3">Debe existir un formulario que envíe los datos a vuestro correo del instituto</text:p>
        </text:list-item>
      </text:list>
      <text:p text:style-name="P4"/>
      <text:p text:style-name="P12">Documentación a entregar:</text:p>
      <text:p text:style-name="P12"/>
      <text:list xml:id="list1408007049" text:style-name="L2">
        <text:list-item>
          <text:p text:style-name="P5">Estructura de ficheros que forman el sitio web comprimido. El directorio deberá llamarse proyecto</text:p>
        </text:list-item>
      </text:list>
      <text:p text:style-name="P4"/>
      <text:p text:style-name="P11"><text:span text:style-name="T1">Í</text:span>tems valorados:</text:p>
      <text:p text:style-name="P4"/>
      <text:list xml:id="list1248547775" text:style-name="L3">
        <text:list-item>
          <text:p text:style-name="P6">Contenido: <text:span text:style-name="T6">(1.5 puntos)</text:span></text:p>
          <text:list>
            <text:list-item>
              <text:p text:style-name="P6">Completo (cantidad y calidad del contenido), de elaboración propia, sin faltas de ortografía y de interés/utilidad para el visitante</text:p>
            </text:list-item>
            <text:list-item>
              <text:p text:style-name="P6">Organización del contenido dentro de las distintas páginas</text:p>
            </text:list-item>
            <text:list-item>
              <text:p text:style-name="P8">Profesionalidad</text:p>
            </text:list-item>
          </text:list>
        </text:list-item>
        <text:list-item>
          <text:p text:style-name="P6">Diseño del sitio web: <text:span text:style-name="T3">(1.5 puntos)</text:span></text:p>
          <text:list>
            <text:list-item>
              <text:p text:style-name="P6">Uso de etiquetas estructurales</text:p>
            </text:list-item>
            <text:list-item>
              <text:p text:style-name="P6">Distribución de la información</text:p>
            </text:list-item>
            <text:list-item>
              <text:p text:style-name="P6">Página fácil de usar y cómoda para el usuario</text:p>
            </text:list-item>
          </text:list>
        </text:list-item>
        <text:list-item>
          <text:p text:style-name="P8">Imágenes: <text:span text:style-name="T2">(1 punto)</text:span></text:p>
          <text:list>
            <text:list-item>
              <text:p text:style-name="P8">Tamaño, relación con el contenido, cantidad y lugar de la página donde se encuentre</text:p>
            </text:list-item>
          </text:list>
        </text:list-item>
        <text:list-item>
          <text:p text:style-name="P6">Enlaces: <text:span text:style-name="T3">(1.5 puntos)</text:span></text:p>
          <text:list>
            <text:list-item>
              <text:p text:style-name="P6">Inclusión de enlaces tanto internos como externos. Se tendrá en cuenta el grado de necesidad y de relación con de esos enlaces con el sitio web en cuestión, así como lo adecuado <text:s/>o no del lugar donde se en<text:span text:style-name="T1">cuentre</text:span></text:p>
            </text:list-item>
          </text:list>
        </text:list-item>
        <text:list-item>
          <text:p text:style-name="P8">Listas: Se valorará el uso de listas en el proyecto, y si son avanzadas mejor que mejor ;) <text:span text:style-name="T2">(1.5 punto)</text:span></text:p>
        </text:list-item>
        <text:list-item>
          <text:p text:style-name="P8">Tablas: Se valorará el uso de tabas. A mayor complejidad de las tablas, mayor nota <text:span text:style-name="T2">(1.5 puntos)</text:span></text:p>
        </text:list-item>
        <text:list-item>
          <text:p text:style-name="P8">Formularios Se valorará el uso de formularios. A mayor complejidad, idoneidad, tanto de su contenido como de su ubicación, mayor nota <text:span text:style-name="T2">(1.5 </text:span><text:span text:style-name="T4">puntos</text:span><text:span text:style-name="T2">)</text:span></text:p>
        </text:list-item>
      </text:list>
      <text:p text:style-name="P9"/>
      <text:p text:style-name="P9"><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5T11:44:33.631000000</meta:creation-date>
    <dc:date>2021-11-05T12:24:32.425000000</dc:date>
    <meta:editing-duration>PT8M6S</meta:editing-duration>
    <meta:editing-cycles>3</meta:editing-cycles>
    <meta:generator>LibreOffice/7.2.1.2$Windows_X86_64 LibreOffice_project/87b77fad49947c1441b67c559c339af8f3517e22</meta:generator>
    <meta:document-statistic meta:table-count="0" meta:image-count="0" meta:object-count="0" meta:page-count="2" meta:paragraph-count="29" meta:word-count="348" meta:character-count="2033" meta:non-whitespace-character-count="1736"/>
  </office:meta>
</office:document-meta>
</file>